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1320"/>
    </style:style>
    <style:style style:name="P2" style:family="paragraph" style:parent-style-name="Standard">
      <style:paragraph-properties fo:text-align="start" style:justify-single-word="false"/>
      <style:text-properties officeooo:paragraph-rsid="00191320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9132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132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91320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aaf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6562573150205566799" text:style-name="L1">
        <text:list-item>
          <text:p text:style-name="P4">You step off the <text:span text:style-name="T4">4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134137794508857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39516020942" text:continue-numbering="true" text:style-name="L1">
        <text:list-item>
          <text:p text:style-name="P5"><text:span text:style-name="T3">Ashley</text:span> drops a rock off of a bridge. <text:s/>It takes the rock <text:span text:style-name="T4">3</text:span>.81 seconds to hit the ground. <text:s/>How tall is the bridge? <text:s/></text:p>
        </text:list-item>
      </text:list>
      <text:p text:style-name="P3"/>
      <text:p text:style-name="P2"/>
      <text:p text:style-name="P2"/>
      <text:list xml:id="list134139535537731" text:continue-numbering="true" text:style-name="L1">
        <text:list-item>
          <text:p text:style-name="P4">A monkey is on the ground. <text:s/>He jumps at a velocity of 1<text:span text:style-name="T4">2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134139403039417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134138071247923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134139175910333" text:continue-numbering="true" text:style-name="L1">
        <text:list-item>
          <text:p text:style-name="P4">A man stands on top of a building. <text:s/>He throws a rock at a speed of 2<text:span text:style-name="T4">0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134138111521239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134138943167140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134138706450819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134137966032197" text:continue-numbering="true" text:style-name="L1">
        <text:list-item>
          <text:p text:style-name="P4"><text:soft-page-break/>A volcano is 1,<text:span text:style-name="T4">5</text:span>50 m taller than the surrounding land. <text:s/>During an eruption, a rock is shot out of the volcano directly up at a speed of <text:span text:style-name="T4">3</text:span>7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139703069262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38047613608" text:continue-numbering="true" text:style-name="L1">
        <text:list-item>
          <text:p text:style-name="P4">A baseball player hits a foul ball into the stands behind home plate. <text:s/>If the ball left his bat with a vertical velocity of 2<text:span text:style-name="T4">0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138257399004" text:continue-numbering="true" text:style-name="L1">
        <text:list-item>
          <text:list>
            <text:list-item>
              <text:p text:style-name="P4">If the stands are 4 meters higher than the baseball player, what is the amount of time it takes the baseball to land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4138053952073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1:37.60657686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548474257</meta:creation-date>
    <meta:editing-duration>PT3M51S</meta:editing-duration>
    <meta:editing-cycles>4</meta:editing-cycles>
    <meta:generator>LibreOffice/4.3.7.2$Linux_X86_64 LibreOffice_project/430$Build-2</meta:generator>
    <meta:initial-creator>Jonas Williamson</meta:initial-creator>
    <dc:date>2016-08-19T13:41:37.515134029</dc:date>
    <meta:document-statistic meta:table-count="0" meta:image-count="2" meta:object-count="0" meta:page-count="2" meta:paragraph-count="23" meta:word-count="375" meta:character-count="1827" meta:non-whitespace-character-count="1444"/>
  </office:meta>
</office:document-meta>
</file>